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0A0000000A8A09D3F0F8F7F0E2.gif" manifest:media-type="image/gif"/>
  <manifest:file-entry manifest:full-path="Pictures/10000000000001C6000000C281BF0BCB969135FA.jpg" manifest:media-type="image/jpeg"/>
  <manifest:file-entry manifest:full-path="Pictures/10000000000001C6000000C2EA175D8AB31E38B8.jpg" manifest:media-type="image/jpeg"/>
  <manifest:file-entry manifest:full-path="Pictures/10000201000009C4000009C41F186068C7C37A7C.png" manifest:media-type="image/png"/>
  <manifest:file-entry manifest:full-path="Pictures/10000000000001C6000000C232DEC98E644FA4B0.jpg" manifest:media-type="image/jpeg"/>
  <manifest:file-entry manifest:full-path="Pictures/10000201000001A4000001A48330C44903AA797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5" style:family="graphic" style:parent-style-name="standard">
      <style:graphic-properties draw:textarea-horizontal-align="justify" draw:textarea-vertical-align="middle" draw:auto-grow-height="false" fo:min-height="0.817cm" fo:min-width="2.136cm" fo:wrap-option="no-wrap"/>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solid" draw:fill-color="#729fcf" draw:opacity="4%" draw:textarea-horizontal-align="justify" draw:textarea-vertical-align="middle" draw:auto-grow-height="false" fo:min-height="0.562cm" fo:min-width="2.371cm" draw:shadow-opacity="4%"/>
    </style:style>
    <style:style style:name="gr8" style:family="graphic" style:parent-style-name="standard">
      <style:graphic-properties svg:stroke-width="0.051cm" svg:stroke-color="#ba131a" draw:marker-start-width="0.355cm" draw:marker-end-width="0.355cm" draw:fill="solid" draw:fill-color="#ba131a" draw:opacity="0%" draw:textarea-horizontal-align="justify" draw:textarea-vertical-align="middle" draw:auto-grow-height="false" fo:min-height="2.98cm" fo:min-width="8.576cm" fo:padding-top="0.15cm" fo:padding-bottom="0.15cm" fo:padding-left="0.275cm" fo:padding-right="0.275cm" fo:wrap-option="no-wrap" draw:shadow-opacity="0%"/>
    </style:style>
    <style:style style:name="gr9" style:family="graphic" style:parent-style-name="objectwithoutfill">
      <style:graphic-properties svg:stroke-width="0.051cm" svg:stroke-color="#ba131a" draw:marker-start-width="0.355cm" draw:marker-end="Arrow" draw:marker-end-width="0.457cm" draw:fill="none" draw:textarea-vertical-align="middle" fo:padding-top="0.15cm" fo:padding-bottom="0.15cm" fo:padding-left="0.275cm" fo:padding-right="0.275cm"/>
    </style:style>
    <style:style style:name="gr10" style:family="graphic" style:parent-style-name="standard">
      <style:graphic-properties svg:stroke-width="0.051cm" svg:stroke-color="#3465a4" draw:marker-start-width="0.355cm" draw:marker-end-width="0.355cm" draw:fill="solid" draw:fill-color="#729fcf" draw:opacity="50%" draw:textarea-horizontal-align="justify" draw:textarea-vertical-align="middle" draw:auto-grow-height="false" fo:min-height="1.941cm" fo:min-width="7.742cm" fo:padding-top="0.15cm" fo:padding-bottom="0.15cm" fo:padding-left="0.275cm" fo:padding-right="0.275cm" draw:shadow-opacity="50%"/>
    </style:style>
    <style:style style:name="gr11" style:family="graphic" style:parent-style-name="standard">
      <style:graphic-properties svg:stroke-width="0.051cm" svg:stroke-color="#ff0000" draw:marker-start-width="0.356cm" draw:marker-end-width="0.356cm" draw:fill="solid" draw:fill-color="#729fcf" draw:opacity="0%" draw:textarea-horizontal-align="justify" draw:textarea-vertical-align="middle" draw:auto-grow-height="false" fo:min-height="6.571cm" fo:min-width="15.386cm" fo:padding-top="0.151cm" fo:padding-bottom="0.151cm" fo:padding-left="0.276cm" fo:padding-right="0.276cm" draw:shadow-opacity="0%"/>
    </style:style>
    <style:style style:name="gr12" style:family="graphic" style:parent-style-name="objectwithoutfill">
      <style:graphic-properties svg:stroke-width="0.051cm" svg:stroke-color="#ff0000" draw:marker-start-width="0.356cm" draw:marker-end="Arrow" draw:marker-end-width="0.457cm" draw:fill="none" draw:textarea-vertical-align="middle" fo:padding-top="0.15cm" fo:padding-bottom="0.15cm" fo:padding-left="0.275cm" fo:padding-right="0.275cm"/>
    </style:style>
    <style:style style:name="gr13" style:family="graphic" style:parent-style-name="objectwithoutfill">
      <style:graphic-properties svg:stroke-width="0.051cm" svg:stroke-color="#ff0000" draw:marker-start-width="0.355cm" draw:marker-end-width="0.355cm" draw:fill="none" draw:textarea-vertical-align="middle" fo:padding-top="0.15cm" fo:padding-bottom="0.15cm" fo:padding-left="0.275cm" fo:padding-right="0.275cm"/>
    </style:style>
    <style:style style:name="gr14" style:family="graphic" style:parent-style-name="standard">
      <style:graphic-properties svg:stroke-width="0.051cm" svg:stroke-color="#000000" draw:marker-start-width="0.356cm" draw:marker-end-width="0.356cm" draw:fill="solid" draw:fill-color="#729fcf" draw:opacity="0%" draw:textarea-horizontal-align="justify" draw:textarea-vertical-align="middle" draw:auto-grow-height="false" fo:min-height="12.942cm" fo:min-width="12.896cm" fo:padding-top="0.151cm" fo:padding-bottom="0.151cm" fo:padding-left="0.276cm" fo:padding-right="0.276cm" draw:shadow-opacity="0%"/>
    </style:style>
    <style:style style:name="gr15" style:family="graphic" style:parent-style-name="standard">
      <style:graphic-properties svg:stroke-width="0.051cm" svg:stroke-color="#000000" draw:marker-start-width="0.356cm" draw:marker-end-width="0.356cm" draw:fill="solid" draw:fill-color="#729fcf" draw:opacity="0%" draw:textarea-horizontal-align="justify" draw:textarea-vertical-align="middle" draw:auto-grow-height="false" fo:min-height="12.295cm" fo:min-width="10.33cm" fo:padding-top="0.151cm" fo:padding-bottom="0.151cm" fo:padding-left="0.276cm" fo:padding-right="0.276cm" draw:shadow-opacity="0%"/>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style:line-height-at-least="0cm" fo:text-align="start" fo:text-indent="0cm" style:writing-mode="lr-tb"/>
    </style:style>
    <style:style style:name="P8" style:family="paragraph">
      <loext:graphic-properties draw:fill="none"/>
      <style:paragraph-properties fo:text-align="start" style:font-independent-line-spacing="true"/>
      <style:text-properties fo:color="#1c1c1c" fo:font-size="18pt"/>
    </style:style>
    <style:style style:name="P9" style:family="paragraph">
      <style:paragraph-properties fo:text-align="start" style:writing-mode="lr-tb"/>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11" style:family="paragraph">
      <style:paragraph-properties fo:text-align="center"/>
    </style:style>
    <style:style style:name="P12" style:family="paragraph">
      <loext:graphic-properties draw:fill="none"/>
      <style:paragraph-properties fo:text-align="center"/>
    </style:style>
    <style:style style:name="P13" style:family="paragraph">
      <loext:graphic-properties draw:fill="solid" draw:fill-color="#729fcf" draw:opacity="4%"/>
      <style:paragraph-properties fo:text-align="center"/>
    </style:style>
    <style:style style:name="P1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8pt" style:font-size-asian="28pt" style:font-size-complex="28pt"/>
    </style:style>
    <style:style style:name="P15" style:family="paragraph">
      <loext:graphic-properties draw:fill="solid" draw:fill-color="#ba131a" draw:opacity="0%"/>
      <style:paragraph-properties fo:text-align="center"/>
      <style:text-properties fo:font-size="16pt" style:font-size-asian="16pt" style:font-size-complex="16pt"/>
    </style:style>
    <style:style style:name="P16" style:family="paragraph">
      <style:paragraph-properties fo:text-align="start"/>
    </style:style>
    <style:style style:name="P17" style:family="paragraph">
      <style:paragraph-properties fo:margin-left="0cm" fo:margin-right="0cm" fo:margin-top="0cm" fo:margin-bottom="0cm" fo:line-height="100%" fo:text-align="start" fo:text-indent="0cm" style:writing-mode="lr-tb">
        <style:tab-stops/>
      </style:paragraph-properties>
    </style:style>
    <style:style style:name="P18" style:family="paragraph">
      <style:paragraph-properties style:writing-mode="lr-tb"/>
    </style:style>
    <style:style style:name="P19" style:family="paragraph">
      <loext:graphic-properties draw:fill="solid" draw:fill-color="#729fcf" draw:opacity="50%"/>
      <style:paragraph-properties fo:text-align="center"/>
    </style:style>
    <style:style style:name="P20" style:family="paragraph">
      <loext:graphic-properties draw:fill="none" draw:fill-color="#ffffff"/>
      <style:paragraph-properties fo:text-align="start" style:font-independent-line-spacing="true"/>
      <style:text-properties fo:font-size="16pt" style:font-size-asian="16pt" style:font-size-complex="16pt"/>
    </style:style>
    <style:style style:name="P21" style:family="paragraph">
      <loext:graphic-properties draw:fill="solid" draw:fill-color="#729fcf" draw:opacity="0%"/>
      <style:paragraph-properties fo:text-align="center"/>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 style:family="text">
      <style:text-properties fo:font-variant="normal" fo:text-transform="none" fo:color="#182f7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fff2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size="16pt" style:font-size-asian="16pt" style:font-size-complex="16pt"/>
    </style:style>
    <style:style style:name="T18" style:family="text">
      <style:text-properties fo:font-size="11pt"/>
    </style:style>
    <style:style style:name="T19" style:family="text">
      <style:text-properties fo:font-variant="normal" fo:text-transform="none" fo:color="#006c3b"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6c3b"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8000"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cd"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7" style:family="text">
      <style:text-properties style:text-underline-style="solid" style:text-underline-width="auto" style:text-underline-color="font-color"/>
    </style:style>
    <style:style style:name="T28" style:family="text">
      <style:text-properties fo:font-variant="normal" fo:text-transform="none" fo:color="#0000ff"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cd"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2 –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9.471cm" svg:height="4.34cm" svg:x="8.099cm" svg:y="10.222cm" presentation:class="outline" presentation:user-transformed="true">
          <draw:text-box>
            <text:list text:style-name="L2">
              <text:list-item>
                <text:p text:style-name="P4"><text:span text:style-name="T3">Lambda expressions</text:span></text:p>
                <text:p text:style-name="P4"><text:span text:style-name="T3"/></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952cm" presentation:class="outline" presentation:user-transformed="true">
          <draw:text-box>
            <text:p text:style-name="P7"><text:span text:style-name="T4">Anonymous functions or lambdas are small functions which do not need a name (i.e., an identifier).</text:span></text:p>
            <text:p text:style-name="P7"><text:span text:style-name="T4">In Python an anonymous function has 3 parts:</text:span></text:p>
            <text:p text:style-name="P7"><text:span text:style-name="T4"/></text:p>
            <text:list text:style-name="L3">
              <text:list-item>
                <text:p text:style-name="P7"><text:span text:style-name="T4">The lambda keyword, used in place of the keyword ‘def’ used for generic functions</text:span></text:p>
              </text:list-item>
              <text:list-item>
                <text:p text:style-name="P7"><text:span text:style-name="T4">A set of parameters (can take any number of parameters)</text:span></text:p>
              </text:list-item>
              <text:list-item>
                <text:p text:style-name="P7"><text:span text:style-name="T4">The function body, which can contain only one expression (in one line of code).</text:span></text:p>
              </text:list-item>
            </text:list>
            <text:p text:style-name="P7"><text:span text:style-name="T5"><text:s/></text:span></text:p>
            <text:p text:style-name="P7"><text:span text:style-name="T5">Syntax:</text:span></text:p>
            <text:p text:style-name="P7"><text:span text:style-name="T4"/></text:p>
            <text:p text:style-name="P7"><text:span text:style-name="T4"><text:s text:c="13"/></text:span><text:span text:style-name="T6"><text:s/></text:span><text:span text:style-name="T6">lambda [arg1 [,arg2,.....argn]]:expression</text:span></text:p>
            <text:p text:style-name="P7"><text:span text:style-name="T6"/></text:p>
            <text:p text:style-name="P7"><text:span text:style-name="T7">Features:</text:span></text:p>
            <text:p text:style-name="P7"><text:span text:style-name="T6"/></text:p>
            <text:list text:continue-numbering="true" text:style-name="L3">
              <text:list-item>
                <text:p text:style-name="P7"><text:span text:style-name="T4">The lambda function </text:span><text:span text:style-name="T8">return just one value</text:span><text:span text:style-name="T4"> in the form of an expression. </text:span></text:p>
              </text:list-item>
              <text:list-item>
                <text:p text:style-name="P7"><text:span text:style-name="T4">The lambda function cannot be a direct call to print because lambda requires an expression</text:span></text:p>
              </text:list-item>
              <text:list-item>
                <text:p text:style-name="P7"><text:span text:style-name="T4">Lambda functions have their own local namespace and cannot access variables other than those in their parameter list and those in the global namespace.</text:span></text:p>
                <text:p text:style-name="P7"><text:span text:style-name="T4"/></text:p>
              </text:list-item>
            </text:list>
            <text:p text:style-name="P7"><text:span text:style-name="T4"/></text:p>
          </draw:text-box>
        </draw:frame>
        <draw:custom-shape draw:name="Google Shape;142;p29" draw:style-name="gr4" draw:text-style-name="P10" draw:layer="layout" svg:width="21.035cm" svg:height="2.286cm" svg:x="0cm" svg:y="0.1cm">
          <text:p text:style-name="P9"><text:span text:style-name="T9">The Anonymous Functions or Lamb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952cm" presentation:class="outline" presentation:user-transformed="true">
          <draw:text-box>
            <text:p text:style-name="P7"><text:span text:style-name="T10">#!/usr/bin/python</text:span></text:p>
            <text:p text:style-name="P7"><text:span text:style-name="T10"/></text:p>
            <text:p text:style-name="P7"><text:span text:style-name="T10"># Function definition is here</text:span></text:p>
            <text:p text:style-name="P7"><text:span text:style-name="T10"/></text:p>
            <text:p text:style-name="P7"><text:span text:style-name="T10"/></text:p>
            <text:p text:style-name="P7"><text:span text:style-name="T11">sum = <text:s text:c="5"/>lambda <text:s text:c="16"/>arg1, arg2: <text:s text:c="16"/>arg1 + arg2;</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 Now you can call sum as a function</text:span></text:p>
            <text:p text:style-name="P7"><text:span text:style-name="T10">print "Value of total : ", sum( 10, 20 )</text:span></text:p>
            <text:p text:style-name="P7"><text:span text:style-name="T10">print "Value of total : ", sum( 20, 20 )</text:span></text:p>
            <text:p text:style-name="P7"><text:span text:style-name="T10"/></text:p>
            <text:p text:style-name="P7"><text:span text:style-name="T10">When the above code is executed, it produces the following result:</text:span></text:p>
            <text:p text:style-name="P7"><text:span text:style-name="T10"/></text:p>
            <text:p text:style-name="P7"><text:span text:style-name="T10">Value of total : <text:s/>30</text:span></text:p>
            <text:p text:style-name="P7"><text:span text:style-name="T10">Value of total : <text:s/>40</text:span></text:p>
            <text:p text:style-name="P7"><text:span text:style-name="T10"/></text:p>
          </draw:text-box>
        </draw:frame>
        <draw:custom-shape draw:name="Google Shape;142;p29" draw:style-name="gr4" draw:text-style-name="P10" draw:layer="layout" svg:width="21.035cm" svg:height="2.286cm" svg:x="0cm" svg:y="0.1cm">
          <text:p text:style-name="P9"><text:span text:style-name="T9">Example 1: The Lambda/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1" draw:layer="layout" svg:width="4.034cm" svg:height="1.644cm" svg:x="2.471cm" svg:y="9.074cm">
          <text:p text:style-name="P11">Keywor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1" draw:layer="layout" svg:width="4.034cm" svg:height="1.644cm" svg:x="14.972cm" svg:y="9.375cm">
          <text:p text:style-name="P11">Express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1" draw:layer="layout" svg:width="4.034cm" svg:height="1.644cm" svg:x="7.872cm" svg:y="9.175cm">
          <text:p text:style-name="P11">Paramet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12" draw:layer="layout" svg:x1="4.284cm" svg:y1="9.074cm" svg:x2="4.483cm" svg:y2="7.871cm">
          <text:p/>
        </draw:line>
        <draw:line draw:style-name="gr6" draw:text-style-name="P12" draw:layer="layout" svg:x1="9.687cm" svg:y1="9.175cm" svg:x2="9.687cm" svg:y2="7.894cm">
          <text:p/>
        </draw:line>
        <draw:line draw:style-name="gr6" draw:text-style-name="P12" draw:layer="layout" svg:x1="16.56cm" svg:y1="9.375cm" svg:x2="16.56cm" svg:y2="7.87cm">
          <text:p/>
        </draw:line>
        <draw:custom-shape draw:style-name="gr7" draw:text-style-name="P13" draw:layer="layout" svg:width="4.059cm" svg:height="1.146cm" svg:x="14.52cm" svg:y="6.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4.059cm" svg:height="1.146cm" svg:x="2.3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4.059cm" svg:height="1.146cm" svg:x="8.0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352cm" presentation:class="outline" presentation:user-transformed="true">
          <draw:text-box>
            <text:p text:style-name="P7"><text:span text:style-name="T12">Code:</text:span></text:p>
            <text:p text:style-name="P7"><text:span text:style-name="T10">string=’Hello World!’</text:span></text:p>
            <text:p text:style-name="P7"><text:span text:style-name="T10">print(lambda string : print(string))</text:span></text:p>
            <text:p text:style-name="P7"><text:span text:style-name="T13"/></text:p>
            <text:p text:style-name="P7"><text:span text:style-name="T12">Output</text:span><text:span text:style-name="T7">:</text:span></text:p>
            <text:p text:style-name="P7"><text:span text:style-name="T10">$ python3</text:span></text:p>
            <text:p text:style-name="P7"><text:span text:style-name="T10">Python 3.6.9 (default, Apr 18 2020, 01:56:04) </text:span></text:p>
            <text:p text:style-name="P7"><text:span text:style-name="T10">[GCC 8.4.0] on linux</text:span></text:p>
            <text:p text:style-name="P7"><text:span text:style-name="T10">Type "help", "copyright", "credits" or "license" for more information.</text:span></text:p>
            <text:p text:style-name="P7"><text:span text:style-name="T10">&gt;&gt;&gt; string='Hello World!'</text:span></text:p>
            <text:p text:style-name="P7"><text:span text:style-name="T10">&gt;&gt;&gt; print(lambda string : print(string))</text:span></text:p>
            <text:p text:style-name="P7"><text:span text:style-name="T10">&lt;function &lt;lambda&gt; at 0x7fe0922ebd90&gt;</text:span></text:p>
            <text:p text:style-name="P7"><text:span text:style-name="T10"/></text:p>
            <text:p text:style-name="P7"><text:span text:style-name="T12">Explanation</text:span><text:span text:style-name="T7">:</text:span></text:p>
            <text:p text:style-name="P7"><text:span text:style-name="T7">Define a string</text:span></text:p>
            <text:p text:style-name="P7"><text:span text:style-name="T7">Declare a lambda that calls a print statement </text:span></text:p>
            <text:p text:style-name="P7"><text:span text:style-name="T7">prints the result, passing the string as parameter.</text:span></text:p>
            <text:p text:style-name="P7"><text:span text:style-name="T14">Why doesn't the program print the string we pass? </text:span></text:p>
            <text:p text:style-name="P7"><text:span text:style-name="T14">Because </text:span><text:span text:style-name="T15">the lambda itself returns a function object.</text:span><text:span text:style-name="T7"> </text:span></text:p>
            <text:p text:style-name="P7"><text:span text:style-name="T7">The external print instruction prints the result of the lambda function, i.e. <text:s/>the function <text:s text:c="21"/>object and the memory location where it is stored. </text:span></text:p>
          </draw:text-box>
        </draw:frame>
        <draw:custom-shape draw:name="Google Shape;142;p29" draw:style-name="gr4" draw:text-style-name="P14" draw:layer="layout" svg:width="21.035cm" svg:height="2.286cm" svg:x="0cm" svg:y="0.1cm">
          <text:p text:style-name="P9"><text:span text:style-name="T16">Example 2: The print and lambda fun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5" draw:layer="layout" svg:width="13.97cm" svg:height="5.056cm" svg:x="11.206cm" svg:y="3.063cm">
          <text:p text:style-name="P11"><text:span text:style-name="T17">Works with python3 where</text:span></text:p>
          <text:p text:style-name="P11"><text:span text:style-name="T17">print is a function (and a function </text:span></text:p>
          <text:p text:style-name="P11"><text:span text:style-name="T17">application is an expression, so it will </text:span></text:p>
          <text:p text:style-name="P11"><text:span text:style-name="T17">work in a lambda). In python2 print is a </text:span></text:p>
          <text:p text:style-name="P11"><text:span text:style-name="T17">statement and this example does not 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2" draw:layer="layout" svg:x1="11.206cm" svg:y1="5.329cm" svg:x2="3.287cm" svg:y2="6.525cm">
          <text:p/>
        </draw:lin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6"><text:span text:style-name="T18">Statement vs Expression <text:s text:c="67"/>[https://www.quora.com/]</text:span></text:p>
              <text:p text:style-name="P16"><text:span text:style-name="T18">A statement is a complete line of code that performs some action, </text:span></text:p>
              <text:p text:style-name="P16"><text:span text:style-name="T18">statement is the unit code which can be interpreted and won’t produce any error and</text:span></text:p>
              <text:p text:style-name="P16"><text:span text:style-name="T18">will do it’s job.</text:span></text:p>
              <text:p text:style-name="P16"><text:span text:style-name="T18">An expression is any section of the code that evaluates to a value.</text:span></text:p>
              <text:p text:style-name="P16"><text:span text:style-name="T18">expression is always evaluated to a single value but it’s not true about statement.</text:span></text:p>
              <text:p text:style-name="P16"><text:span text:style-name="T18">Basically</text:span></text:p>
              <text:list text:style-name="L1">
                <text:list-item>
                  <text:p text:style-name="P16"><text:span text:style-name="T18">a statement does something</text:span></text:p>
                </text:list-item>
              </text:list>
              <text:p text:style-name="P16"><text:span text:style-name="T18">example: printf() or a = 2</text:span></text:p>
              <text:list text:continue-numbering="true" text:style-name="L1">
                <text:list-item>
                  <text:p text:style-name="P16"><text:span text:style-name="T18">an expression evaluates to some value</text:span></text:p>
                </text:list-item>
              </text:list>
              <text:p text:style-name="P16"><text:span text:style-name="T18">example: 2 + 3 or 2 == 2</text:span></text:p>
              <text:p text:style-name="P16"><text:span text:style-name="T18"/></text:p>
              <text:p text:style-name="P16"><text:span text:style-name="T18">Every expression can be used as a statement (whose effect is to evaluate the expression</text:span></text:p>
              <text:p text:style-name="P16"><text:span text:style-name="T18">and ignore the resulting value), but most statements cannot be used as expressions.</text:span></text:p>
              <text:p text:style-name="P16"><text:span text:style-name="T18">Expressions can be combined “horizontally” into larger expressions using operators, while statements can only be combined “vertically” by writing one after another, or with block constructs. Every expression can be used as a statement (whose effect is to evaluate the expression and ignore the resulting value), but most statements cannot be used as expressions. Here’s a complete list of statements.</text:span></text:p>
              <text:p text:style-name="P16"><text:span text:style-name="T18"/></text:p>
              <text:p text:style-name="P16"><text:span text:style-name="T18">That print is a statement is one of many warts in the Python 2 language that’s corrected in Python 3. Now print is a normal function that can be used in an expression. In case you aren’t using Python 3 yet, you can get this new behavior in Python 2.6 by writing from __future__ import print_function.</text:span></text:p>
              <text:p text:style-name="P16"><text:span text:style-name="T18"/></text:p>
              <text:p text:style-name="P16"><text:span text:style-name="T18"/></text:p>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352cm" presentation:class="outline" presentation:user-transformed="true">
          <draw:text-box>
            <text:p text:style-name="P7"><text:span text:style-name="T12">Code:</text:span></text:p>
            <text:p text:style-name="P7"><text:span text:style-name="T10">str=’Hello World!’</text:span></text:p>
            <text:p text:style-name="P7"><text:span text:style-name="T10">(lambda str : print(str))(str)</text:span></text:p>
            <text:p text:style-name="P7"><text:span text:style-name="T13"/></text:p>
            <text:p text:style-name="P7"><text:span text:style-name="T12">Output</text:span><text:span text:style-name="T7">:</text:span></text:p>
            <text:p text:style-name="P7"><text:span text:style-name="T10">$ python3</text:span></text:p>
            <text:p text:style-name="P7"><text:span text:style-name="T10">Python 3.6.9 (default, Apr 18 2020, 01:56:04) </text:span></text:p>
            <text:p text:style-name="P7"><text:span text:style-name="T10">[GCC 8.4.0] on linux</text:span></text:p>
            <text:p text:style-name="P7"><text:span text:style-name="T10">Type "help", "copyright", "credits" or "license" for more information.</text:span></text:p>
            <text:p text:style-name="P7"><text:span text:style-name="T10">&gt;&gt;&gt; str='Hello World!'</text:span></text:p>
            <text:p text:style-name="P7"><text:span text:style-name="T10">&gt;&gt;&gt; (lambda str : print(str))(str)</text:span></text:p>
            <text:p text:style-name="P7"><text:span text:style-name="T10">Hello World!</text:span></text:p>
            <text:p text:style-name="P7"><text:span text:style-name="T10"/></text:p>
            <text:p text:style-name="P7"><text:span text:style-name="T10"/></text:p>
            <text:p text:style-name="P7"><text:span text:style-name="T12">Explanation</text:span><text:span text:style-name="T7">:</text:span></text:p>
            <text:p text:style-name="P7"><text:span text:style-name="T7">Define the same string we defined in the previous example</text:span></text:p>
            <text:p text:style-name="P7"><text:span text:style-name="T7">Define a lambda function</text:span></text:p>
            <text:p text:style-name="P7"><text:span text:style-name="T7">The lambda function returns a function objet immediately called passing the string as an argument. </text:span></text:p>
            <text:p text:style-name="P7"><text:span text:style-name="T7">This is something called an </text:span><text:span text:style-name="T19">IIFE (Immediately Invoked Function Execution)</text:span></text:p>
            <text:p text:style-name="P7"><text:span text:style-name="T19"><text:s text:c="14"/></text:span><text:span text:style-name="T20"><text:s/></text:span><text:span text:style-name="T12">IIFE syntax:</text:span><text:span text:style-name="T7"> (lambda parameter: expression)(argument)</text:span></text:p>
          </draw:text-box>
        </draw:frame>
        <draw:custom-shape draw:name="Google Shape;142;p29" draw:style-name="gr4" draw:text-style-name="P14" draw:layer="layout" svg:width="21.035cm" svg:height="2.286cm" svg:x="0cm" svg:y="0.1cm">
          <text:p text:style-name="P9"><text:span text:style-name="T16">Example 3: The print and lambda fun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352cm" presentation:class="outline" presentation:user-transformed="true">
          <draw:text-box>
            <text:p text:style-name="P7"><text:span text:style-name="T7">Lambdas are commonly used with the following python built-ins:</text:span></text:p>
            <text:list text:style-name="L3">
              <text:list-item>
                <text:p text:style-name="P7"><text:span text:style-name="T12">Filter</text:span><text:span text:style-name="T7"><text:tab/></text:span><text:span text:style-name="T7"><text:tab/></text:span><text:span text:style-name="T21">filter(function, iterable)</text:span></text:p>
                <text:p text:style-name="P17"><text:span text:style-name="T7">filters the given iterable using function that tests each element in the iterable to be true or not. Returns an iterable containing the elements that pass the check. </text:span></text:p>
                <text:p text:style-name="P17"><text:span text:style-name="T7">It is used to select some particular elements from a sequence.</text:span></text:p>
                <text:p text:style-name="P17"><text:span text:style-name="T22"/></text:p>
                <text:p text:style-name="P17"><text:span text:style-name="T7">Use lambda:</text:span><text:span text:style-name="T21"> filter (lambda parameter(s): expression, iterable-sequence) </text:span></text:p>
                <text:p text:style-name="P17"><text:span text:style-name="T22"/></text:p>
              </text:list-item>
              <text:list-item>
                <text:p text:style-name="P17"><text:span text:style-name="T12">Map</text:span><text:span text:style-name="T7"><text:tab/></text:span><text:span text:style-name="T7"><text:tab/></text:span><text:span text:style-name="T7"><text:tab/></text:span><text:span text:style-name="T21">map(function, iterables)</text:span><text:span text:style-name="T7"><text:tab/></text:span><text:span text:style-name="T7"><text:tab/></text:span><text:span text:style-name="T7"><text:tab/></text:span></text:p>
                <text:p text:style-name="P7"><text:span text:style-name="T7">executes a specified function for each item in a iterable</text:span></text:p>
                <text:p text:style-name="P7"><text:span text:style-name="T22"/></text:p>
                <text:p text:style-name="P7"><text:span text:style-name="T7">Use lambda:</text:span><text:span text:style-name="T21"> map(lambda parameter(s): expression, iterable-sequence)</text:span></text:p>
                <text:p text:style-name="P7"><text:span text:style-name="T22"/></text:p>
              </text:list-item>
              <text:list-item>
                <text:p text:style-name="P7"><text:span text:style-name="T12">Reduce</text:span><text:span text:style-name="T7"><text:tab/></text:span><text:span text:style-name="T7"><text:tab/></text:span><text:span text:style-name="T21">reduce(function, iterable)</text:span><text:span text:style-name="T7"> </text:span><text:span text:style-name="T7"><text:tab/></text:span></text:p>
                <text:p text:style-name="P7"><text:span text:style-name="T7">applies a rolling computation to sequential pairs of values in a sequence:</text:span></text:p>
                <text:p text:style-name="P7"><text:span text:style-name="T7">1) Perform the defined operation on the first 2 elements of the sequence.</text:span></text:p>
                <text:p text:style-name="P7"><text:span text:style-name="T7">2) Save this result</text:span></text:p>
                <text:p text:style-name="P7"><text:span text:style-name="T7">3) Perform the operation with the saved result and the next element in the sequence.</text:span></text:p>
                <text:p text:style-name="P7"><text:span text:style-name="T7">4) Repeat until no more elements are left.</text:span></text:p>
                <text:p text:style-name="P7"><text:span text:style-name="T7">5) Return a value</text:span></text:p>
                <text:p text:style-name="P7"><text:span text:style-name="T22"/></text:p>
              </text:list-item>
              <text:list-item>
                <text:p text:style-name="P7"><text:span text:style-name="T7">Use lambda:</text:span><text:span text:style-name="T21"> reduce (lambda parameter(s): expression, iterable-sequence) </text:span></text:p>
                <text:p text:style-name="P7"><text:span text:style-name="T7"/></text:p>
              </text:list-item>
            </text:list>
          </draw:text-box>
        </draw:frame>
        <draw:custom-shape draw:name="Google Shape;142;p29" draw:style-name="gr4" draw:text-style-name="P10" draw:layer="layout" svg:width="21.035cm" svg:height="2.286cm" svg:x="0cm" svg:y="0.1cm">
          <text:p text:style-name="P9"><text:span text:style-name="T9">Lambdas common 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799cm" presentation:class="outline" presentation:user-transformed="true">
          <draw:text-box>
            <text:p text:style-name="P7"><text:span text:style-name="T7">Select all vowels in a list of characters:</text:span></text:p>
            <text:p text:style-name="P7"><text:span text:style-name="T12">Code:</text:span></text:p>
            <text:p text:style-name="P7"><text:span text:style-name="T23"># we define a list of alphabets</text:span></text:p>
            <text:p text:style-name="P7"><text:span text:style-name="T23">char_sequence = ['a', 'b', 'w', 'e', 'i', 'z', 'o']</text:span></text:p>
            <text:p text:style-name="P7"><text:span text:style-name="T23"># we define a function that filters vowels</text:span></text:p>
            <text:p text:style-name="P7"><text:span text:style-name="T23">def filterVowels(variable):</text:span></text:p>
            <text:p text:style-name="P7"><text:span text:style-name="T23"><text:s text:c="4"/></text:span><text:span text:style-name="T23">vowels = ['a', 'e', 'i', 'o', 'u']</text:span></text:p>
            <text:p text:style-name="P7"><text:span text:style-name="T23"/></text:p>
            <text:p text:style-name="P7"><text:span text:style-name="T23"><text:s text:c="4"/></text:span><text:span text:style-name="T23">if(variable in vowels):</text:span></text:p>
            <text:p text:style-name="P7"><text:span text:style-name="T23"><text:s text:c="8"/></text:span><text:span text:style-name="T23">return True</text:span></text:p>
            <text:p text:style-name="P7"><text:span text:style-name="T23"><text:s text:c="4"/></text:span><text:span text:style-name="T23">else:</text:span></text:p>
            <text:p text:style-name="P7"><text:span text:style-name="T23"><text:s text:c="8"/></text:span><text:span text:style-name="T23">return False</text:span></text:p>
            <text:p text:style-name="P7"><text:span text:style-name="T23"># We apply the filter to the list of alphabets</text:span></text:p>
            <text:p text:style-name="P7"><text:span text:style-name="T23">filteredVowels = filter(filterVowels, char_sequence)</text:span></text:p>
            <text:p text:style-name="P7"><text:span text:style-name="T23"/></text:p>
            <text:p text:style-name="P7"><text:span text:style-name="T23"># Here the result</text:span></text:p>
            <text:p text:style-name="P7"><text:span text:style-name="T23">print('The filtered vowels are:')</text:span></text:p>
            <text:p text:style-name="P7"><text:span text:style-name="T23">for vowel in filteredVowels:</text:span></text:p>
            <text:p text:style-name="P7"><text:span text:style-name="T23"><text:s text:c="4"/></text:span><text:span text:style-name="T23">print(vowel)</text:span></text:p>
            <text:list text:style-name="L3">
              <text:list-item>
                <text:list>
                  <text:list-item>
                    <text:list>
                      <text:list-item>
                        <text:list>
                          <text:list-item>
                            <text:list>
                              <text:list-item>
                                <text:list>
                                  <text:list-header>
                                    <text:p text:style-name="P18"><text:span text:style-name="T24"/></text:p>
                                    <text:p text:style-name="P18"><text:span text:style-name="T24"/></text:p>
                                    <text:p text:style-name="P18"><text:span text:style-name="T24"/></text:p>
                                  </text:list-header>
                                </text:list>
                              </text:list-item>
                            </text:list>
                          </text:list-item>
                        </text:list>
                      </text:list-item>
                    </text:list>
                  </text:list-item>
                </text:list>
              </text:list-item>
            </text:list>
          </draw:text-box>
        </draw:frame>
        <draw:custom-shape draw:name="Google Shape;142;p29" draw:style-name="gr4" draw:text-style-name="P10" draw:layer="layout" svg:width="21.035cm" svg:height="2.286cm" svg:x="0cm" svg:y="0.1cm">
          <text:p text:style-name="P9"><text:span text:style-name="T9">Example:How filter() 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9" draw:layer="layout" svg:width="8.292cm" svg:height="2.241cm" svg:x="16.66cm" svg:y="8.513cm">
          <text:p text:style-name="P11">Example: filter vowels</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999cm" presentation:class="outline" presentation:user-transformed="true">
          <draw:text-box>
            <text:p text:style-name="P7"><text:span text:style-name="T7">Select all numbers greater than 4 in a given sequence of numbers:</text:span></text:p>
            <text:p text:style-name="P7"><text:span text:style-name="T7"/></text:p>
            <text:p text:style-name="P7"><text:span text:style-name="T12">Code:</text:span></text:p>
            <text:p text:style-name="P7"><text:span text:style-name="T23"/></text:p>
            <text:p text:style-name="P7"><text:span text:style-name="T23">sequences = [10,2,8,7,5,4,3,11,0, 1]</text:span></text:p>
            <text:p text:style-name="P7"><text:span text:style-name="T23">filtered_result = filter (lambda x: x &gt; 4, sequences) </text:span></text:p>
            <text:p text:style-name="P7"><text:span text:style-name="T23">print(list(filtered_result))</text:span></text:p>
            <text:p text:style-name="P7"><text:span text:style-name="T23"/></text:p>
            <text:p text:style-name="P7"><text:span text:style-name="T12">Result:</text:span></text:p>
            <text:p text:style-name="P7"><text:span text:style-name="T12"/></text:p>
            <text:p text:style-name="P7"><text:span text:style-name="T7">[10, 8, 7, 5, 11]</text:span></text:p>
            <text:p text:style-name="P7"><text:span text:style-name="T12"/></text:p>
            <text:p text:style-name="P7"><text:span text:style-name="T12">Code Explanation:</text:span></text:p>
            <text:p text:style-name="P7"><text:span text:style-name="T7"/></text:p>
            <text:p text:style-name="P7"><text:span text:style-name="T7">1. We define a list called sequences which contains some numbers.</text:span></text:p>
            <text:p text:style-name="P7"><text:span text:style-name="T7">2. We declare a variable called filtered_result, which will store the filtered values returned by the filter() function.</text:span></text:p>
            <text:p text:style-name="P7"><text:span text:style-name="T7">3. We use a lambda function which runs on each element of the list and returns true if it is greater than 4.</text:span></text:p>
            <text:p text:style-name="P7"><text:span text:style-name="T7"><text:s text:c="14"/></text:span><text:span text:style-name="T7">4. Print the result returned by the filter function.</text:span></text:p>
            <text:list text:style-name="L3">
              <text:list-item>
                <text:list>
                  <text:list-item>
                    <text:list>
                      <text:list-item>
                        <text:list>
                          <text:list-item>
                            <text:list>
                              <text:list-item>
                                <text:list>
                                  <text:list-header>
                                    <text:p text:style-name="P18"><text:span text:style-name="T24"/></text:p>
                                  </text:list-header>
                                </text:list>
                              </text:list-item>
                            </text:list>
                          </text:list-item>
                        </text:list>
                      </text:list-item>
                    </text:list>
                  </text:list-item>
                </text:list>
              </text:list-item>
            </text:list>
          </draw:text-box>
        </draw:frame>
        <draw:custom-shape draw:name="Google Shape;142;p29" draw:style-name="gr4" draw:text-style-name="P10" draw:layer="layout" svg:width="21.035cm" svg:height="2.286cm" svg:x="0cm" svg:y="0.1cm">
          <text:p text:style-name="P9"><text:span text:style-name="T9">Example:How to use lambda in 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7"><text:span text:style-name="T25">Code Explanation</text:span><text:span text:style-name="T26">:</text:span></text:p>
              <text:p text:style-name="P7"><text:span text:style-name="T26">1. Define a list called sequences, containing some numbers.</text:span></text:p>
              <text:p text:style-name="P7"><text:span text:style-name="T26">2. Declare a variable called filtered_result, to store the filtered values returned by the filter() function.</text:span></text:p>
              <text:p text:style-name="P7"><text:span text:style-name="T26">3. A lambda function which runs on each element of the list and returns true if it is greater than 4.</text:span></text:p>
              <text:p text:style-name="P16"><text:span text:style-name="T26">4. Print the result returned by the filter function.</text:span></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999cm" presentation:class="outline" presentation:user-transformed="true">
          <draw:text-box>
            <text:p text:style-name="P7"><text:span text:style-name="T7">Select all numbers greater than 4 in a given sequence of numbers:</text:span></text:p>
            <text:p text:style-name="P7"><text:span text:style-name="T7"/></text:p>
            <text:p text:style-name="P7"><text:span text:style-name="T12">Code:</text:span></text:p>
            <text:p text:style-name="P7"><text:span text:style-name="T23"/></text:p>
            <text:p text:style-name="P7"><text:span text:style-name="T23">sequences = [10,2,8,7,5,4,3,11,0, 1]</text:span></text:p>
            <text:p text:style-name="P7"><text:span text:style-name="T23">filtered_result = filter (lambda x: x &gt; 4, sequences) </text:span></text:p>
            <text:p text:style-name="P7"><text:span text:style-name="T23">print(list(filtered_result))</text:span></text:p>
            <text:p text:style-name="P7"><text:span text:style-name="T23"/></text:p>
            <text:p text:style-name="P7"><text:span text:style-name="T12">Result:</text:span></text:p>
            <text:p text:style-name="P7"><text:span text:style-name="T12"/></text:p>
            <text:p text:style-name="P7"><text:span text:style-name="T7">[10, 8, 7, 5, 11]</text:span></text:p>
            <text:p text:style-name="P7"><text:span text:style-name="T12"/></text:p>
            <text:p text:style-name="P7"><text:span text:style-name="T12">Code Explanation:</text:span></text:p>
            <text:p text:style-name="P7"><text:span text:style-name="T7"/></text:p>
            <text:p text:style-name="P7"><text:span text:style-name="T7">1. We define a list called sequences which contains some numbers.</text:span></text:p>
            <text:p text:style-name="P7"><text:span text:style-name="T7">2. We declare a variable called filtered_result, which will store the filtered values returned by the filter() function.</text:span></text:p>
            <text:p text:style-name="P7"><text:span text:style-name="T7">3. We use a lambda function which runs on each element of the list and returns true if it is greater than 4.</text:span></text:p>
            <text:p text:style-name="P7"><text:span text:style-name="T7"><text:s text:c="14"/></text:span><text:span text:style-name="T7">4. Print the result returned by the filter function.</text:span></text:p>
            <text:list text:style-name="L3">
              <text:list-item>
                <text:list>
                  <text:list-item>
                    <text:list>
                      <text:list-item>
                        <text:list>
                          <text:list-item>
                            <text:list>
                              <text:list-item>
                                <text:list>
                                  <text:list-header>
                                    <text:p text:style-name="P18"><text:span text:style-name="T24"/></text:p>
                                  </text:list-header>
                                </text:list>
                              </text:list-item>
                            </text:list>
                          </text:list-item>
                        </text:list>
                      </text:list-item>
                    </text:list>
                  </text:list-item>
                </text:list>
              </text:list-item>
            </text:list>
          </draw:text-box>
        </draw:frame>
        <draw:custom-shape draw:name="Google Shape;142;p29" draw:style-name="gr4" draw:text-style-name="P10" draw:layer="layout" svg:width="21.035cm" svg:height="2.286cm" svg:x="0cm" svg:y="0.1cm">
          <text:p text:style-name="P9"><text:span text:style-name="T9">Example:How to use lambda in 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7"><text:span text:style-name="T25">Code Explanation</text:span><text:span text:style-name="T26">:</text:span></text:p>
              <text:p text:style-name="P7"><text:span text:style-name="T26">1. Define a list called sequences, containing some numbers.</text:span></text:p>
              <text:p text:style-name="P7"><text:span text:style-name="T26">2. Declare a variable called filtered_result, to store the filtered values returned by the filter() function.</text:span></text:p>
              <text:p text:style-name="P7"><text:span text:style-name="T26">3. A lambda function which runs on each element of the list and returns true if it is greater than 4.</text:span></text:p>
              <text:p text:style-name="P16"><text:span text:style-name="T26">4. Print the result returned by the filter function.</text:span></text:p>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999cm" presentation:class="outline" presentation:user-transformed="true">
          <draw:text-box>
            <text:p text:style-name="P7"><text:span text:style-name="T7">Select all vowels in a list of characters:</text:span></text:p>
            <text:p text:style-name="P7"><text:span text:style-name="T7"/></text:p>
            <text:p text:style-name="P7"><text:span text:style-name="T12">Code:</text:span></text:p>
            <text:p text:style-name="P7"><text:span text:style-name="T23"/></text:p>
            <text:p text:style-name="P7"><text:span text:style-name="T23">filtered_result = filter (lambda x: x in ['a', 'e', 'i','o', 'u'], ['a', 'w', 'z', 'd', 'h', 'u', 'e','g'])</text:span></text:p>
            <text:p text:style-name="P7"><text:span text:style-name="T23"/></text:p>
            <text:p text:style-name="P7"><text:span text:style-name="T12">Result:</text:span></text:p>
            <text:p text:style-name="P7"><text:span text:style-name="T12"/></text:p>
            <text:p text:style-name="P7"><text:span text:style-name="T7">&gt;&gt;&gt; print(</text:span><text:span text:style-name="T8">list</text:span><text:span text:style-name="T7">(filtered_result))</text:span></text:p>
            <text:p text:style-name="P7"><text:span text:style-name="T7">['a', 'u', 'e']</text:span></text:p>
            <text:p text:style-name="P7"><text:span text:style-name="T7"/></text:p>
            <text:p text:style-name="P7"><text:span text:style-name="T12"/></text:p>
            <text:p text:style-name="P7"><text:span text:style-name="T12"/></text:p>
          </draw:text-box>
        </draw:frame>
        <draw:custom-shape draw:name="Google Shape;142;p29" draw:style-name="gr4" draw:text-style-name="P10" draw:layer="layout" svg:width="21.035cm" svg:height="2.286cm" svg:x="0cm" svg:y="0.1cm">
          <text:p text:style-name="P9"><text:span text:style-name="T9">Example: How to use lambda in 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9" draw:layer="layout" svg:width="8.292cm" svg:height="2.241cm" svg:x="16.737cm" svg:y="2.854cm">
          <text:p text:style-name="P11">Example: filter vowels</text:p>
          <text:p text:style-name="P11"><text:span text:style-name="T27">using lambda</text:span></text:p>
          <draw:enhanced-geometry svg:viewBox="0 0 21600 21600" draw:type="rectangle" draw:enhanced-path="M 0 0 L 21600 0 21600 21600 0 21600 0 0 Z N"/>
        </draw:custom-shape>
        <draw:custom-shape draw:style-name="gr11" draw:text-style-name="P21" draw:layer="layout" svg:width="15.938cm" svg:height="6.873cm" svg:x="8.759cm" svg:y="7.418cm">
          <text:p/>
          <draw:enhanced-geometry svg:viewBox="0 0 21600 21600" draw:type="rectangle" draw:enhanced-path="M 0 0 L 21600 0 21600 21600 0 21600 0 0 Z N"/>
        </draw:custom-shape>
        <draw:line draw:style-name="gr12" draw:text-style-name="P12" draw:layer="layout" svg:x1="5.951cm" svg:y1="8.118cm" svg:x2="3.586cm" svg:y2="9.314cm">
          <text:p/>
        </draw:line>
        <draw:frame draw:name="Google Shape;140;p29" presentation:style-name="pr3" draw:text-style-name="P8" draw:layer="layout" svg:width="15.338cm" svg:height="5.939cm" svg:x="9.167cm" svg:y="7.568cm" presentation:class="outline" presentation:user-transformed="true">
          <draw:text-box>
            <text:p text:style-name="P7"><text:span text:style-name="T15">Pay attention:</text:span></text:p>
            <text:p text:style-name="P7"><text:span text:style-name="T7">if you try to print directly filtered_result, you have:</text:span></text:p>
            <text:p text:style-name="P7"><text:span text:style-name="T7"/></text:p>
            <text:p text:style-name="P7"><text:span text:style-name="T28">&gt;&gt;&gt; print(filtered_result)</text:span></text:p>
            <text:p text:style-name="P7"><text:span text:style-name="T28">&lt;filter object at 0x7fb55f1da940&gt;</text:span></text:p>
            <text:p text:style-name="P7"><text:span text:style-name="T28"/></text:p>
            <text:p text:style-name="P7"><text:span text:style-name="T7">This is because the filter function returns an iterable object from which you can create a list, a set, etc.</text:span></text:p>
            <text:p text:style-name="P7"><text:span text:style-name="T7"/></text:p>
            <text:list text:style-name="L3">
              <text:list-header>
                <text:p text:style-name="P7"><text:span text:style-name="T7"/></text:p>
              </text:list-header>
            </text:list>
          </draw:text-box>
        </draw:frame>
        <draw:line draw:style-name="gr13" draw:text-style-name="P12" draw:layer="layout" svg:x1="5.951cm" svg:y1="8.118cm" svg:x2="8.759cm" svg:y2="8.118cm">
          <text:p/>
        </draw:line>
        <draw:frame draw:name="Google Shape;140;p29" presentation:style-name="pr3" draw:text-style-name="P8" draw:layer="layout" svg:width="24.504cm" svg:height="2.017cm" svg:x="0.373cm" svg:y="15.863cm" presentation:class="outline" presentation:user-transformed="true">
          <draw:text-box>
            <text:p text:style-name="P7"><text:span text:style-name="T15">Be careful: </text:span><text:span text:style-name="T7">not to fall into the temptation to use too complicated lambda expressions</text:span></text:p>
            <text:p text:style-name="P7"><text:span text:style-name="T7"/></text:p>
            <text:p text:style-name="P7"><text:span text:style-name="T28"/></text:p>
            <text:list text:style-name="L3">
              <text:list-header>
                <text:p text:style-name="P7"><text:span text:style-name="T7"/></text:p>
              </text:list-header>
            </text:list>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7"><text:span text:style-name="T25">Code Explanation</text:span><text:span text:style-name="T26">:</text:span></text:p>
              <text:p text:style-name="P7"><text:span text:style-name="T26">1. Define a list called sequences, containing some numbers.</text:span></text:p>
              <text:p text:style-name="P7"><text:span text:style-name="T26">2. Declare a variable called filtered_result, to store the filtered values returned by the filter() function.</text:span></text:p>
              <text:p text:style-name="P7"><text:span text:style-name="T26">3. A lambda function which runs on each element of the list and returns true if it is greater than 4.</text:span></text:p>
              <text:p text:style-name="P16"><text:span text:style-name="T26">4. Print the result returned by the filter function.</text:span></text:p>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3" draw:text-style-name="P8" draw:layer="layout" svg:width="26.122cm" svg:height="15.851cm" svg:x="0.1cm" svg:y="2.999cm" presentation:class="outline" presentation:user-transformed="true">
          <draw:text-box>
            <text:p text:style-name="P7"><text:span text:style-name="T7">Return the double of a set of numbers</text:span></text:p>
            <text:p text:style-name="P7"><text:span text:style-name="T7"/></text:p>
            <text:p text:style-name="P7"><text:span text:style-name="T7"/></text:p>
            <text:p text:style-name="P7"><text:span text:style-name="T12"><text:s text:c="2"/></text:span><text:span text:style-name="T12">Code:</text:span></text:p>
            <text:p text:style-name="P7"><text:span text:style-name="T23"/></text:p>
            <text:p text:style-name="P7"><text:span text:style-name="T23"><text:s text:c="2"/></text:span><text:span text:style-name="T23"># Define a function to return the </text:span></text:p>
            <text:p text:style-name="P7"><text:span text:style-name="T23"><text:s text:c="2"/></text:span><text:span text:style-name="T23"># double of a number n </text:span></text:p>
            <text:p text:style-name="P7"><text:span text:style-name="T23"><text:s text:c="2"/></text:span><text:span text:style-name="T23">def double(n): </text:span></text:p>
            <text:p text:style-name="P7"><text:span text:style-name="T23"><text:s text:c="6"/></text:span><text:span text:style-name="T23">return 2 * n </text:span></text:p>
            <text:p text:style-name="P7"><text:span text:style-name="T23"><text:s text:c="2"/></text:span></text:p>
            <text:p text:style-name="P7"><text:span text:style-name="T23"><text:s text:c="2"/></text:span><text:span text:style-name="T23"># We double a set of <text:s/>numbers </text:span></text:p>
            <text:p text:style-name="P7"><text:span text:style-name="T23"><text:s text:c="2"/></text:span><text:span text:style-name="T23"># using map() </text:span></text:p>
            <text:p text:style-name="P7"><text:span text:style-name="T23"><text:s text:c="2"/></text:span><text:span text:style-name="T23">numbers = (1, 2, 3, 4) </text:span></text:p>
            <text:p text:style-name="P7"><text:span text:style-name="T23"><text:s text:c="2"/></text:span><text:span text:style-name="T23">result = map(double, numbers) </text:span></text:p>
            <text:p text:style-name="P7"><text:span text:style-name="T23"><text:s text:c="2"/></text:span><text:span text:style-name="T23">print(list(result))</text:span></text:p>
            <text:p text:style-name="P7"><text:span text:style-name="T23"/></text:p>
            <text:p text:style-name="P7"><text:span text:style-name="T12"><text:s text:c="2"/></text:span><text:span text:style-name="T12">Output:</text:span><text:span text:style-name="T23"> </text:span></text:p>
            <text:p text:style-name="P7"><text:span text:style-name="T23"><text:s text:c="2"/></text:span><text:span text:style-name="T23">[2, 4, 6, 8]</text:span></text:p>
            <text:p text:style-name="P7"><text:span text:style-name="T23"/></text:p>
            <text:p text:style-name="P7"><text:span text:style-name="T23"/></text:p>
            <text:p text:style-name="P7"><text:span text:style-name="T23"/></text:p>
            <text:p text:style-name="P7"><text:span text:style-name="T23"/></text:p>
            <text:p text:style-name="P7"><text:span text:style-name="T23"/></text:p>
            <text:list text:style-name="L3">
              <text:list-item>
                <text:list>
                  <text:list-item>
                    <text:list>
                      <text:list-item>
                        <text:list>
                          <text:list-item>
                            <text:list>
                              <text:list-item>
                                <text:list>
                                  <text:list-header>
                                    <text:p text:style-name="P18"><text:span text:style-name="T24"/></text:p>
                                    <text:p text:style-name="P18"><text:span text:style-name="T24"/></text:p>
                                  </text:list-header>
                                </text:list>
                              </text:list-item>
                            </text:list>
                          </text:list-item>
                        </text:list>
                      </text:list-item>
                    </text:list>
                  </text:list-item>
                </text:list>
              </text:list-item>
            </text:list>
          </draw:text-box>
        </draw:frame>
        <draw:custom-shape draw:name="Google Shape;142;p29" draw:style-name="gr4" draw:text-style-name="P10" draw:layer="layout" svg:width="21.035cm" svg:height="2.286cm" svg:x="0cm" svg:y="0.1cm">
          <text:p text:style-name="P9"><text:span text:style-name="T9">Example:How map() 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3.696cm" svg:height="12.564cm" svg:x="11.753cm" svg:y="3cm" presentation:class="outline" presentation:user-transformed="true">
          <draw:text-box>
            <text:p text:style-name="P7"><text:span text:style-name="T7">map() can receive in input more than an <text:s/>iterable:</text:span></text:p>
            <text:p text:style-name="P7"><text:span text:style-name="T12"/></text:p>
            <text:p text:style-name="P7"><text:span text:style-name="T12">Code:</text:span></text:p>
            <text:p text:style-name="P7"><text:span text:style-name="T23"/></text:p>
            <text:p text:style-name="P7"><text:span text:style-name="T23">def sum_nums(elem_list_1, elem_list_2):</text:span></text:p>
            <text:p text:style-name="P7"><text:span text:style-name="T23"><text:s text:c="4"/></text:span><text:span text:style-name="T23">return elem_list_1 + elem_list_2</text:span></text:p>
            <text:p text:style-name="P7"><text:span text:style-name="T23"/></text:p>
            <text:p text:style-name="P7"><text:span text:style-name="T23">list_1 = [1, 2, 3, 4, 5]</text:span></text:p>
            <text:p text:style-name="P7"><text:span text:style-name="T23">list_2 = [4, 2, 1, 0, 8]</text:span></text:p>
            <text:p text:style-name="P7"><text:span text:style-name="T23"># We sum the two lists element by </text:span></text:p>
            <text:p text:style-name="P7"><text:span text:style-name="T23"># element using map</text:span></text:p>
            <text:p text:style-name="P7"><text:span text:style-name="T23">res = map(sum_nums, list_1, list_2)</text:span></text:p>
            <text:p text:style-name="P7"><text:span text:style-name="T23">print(list(res)res)</text:span></text:p>
            <text:p text:style-name="P7"><text:span text:style-name="T23"/></text:p>
            <text:p text:style-name="P7"><text:span text:style-name="T12">Output:</text:span></text:p>
            <text:p text:style-name="P7"><text:span text:style-name="T23">[5, 4, 4, 4, 13]</text:span></text:p>
            <text:p text:style-name="P7"><text:span text:style-name="T12"/></text:p>
            <text:p text:style-name="P7"><text:span text:style-name="T25">Note:</text:span><text:span text:style-name="T26"> if the two lists have different lengths, elements are processed until the last one of the shorter</text:span></text:p>
            <text:p text:style-name="P7"><text:span text:style-name="T29"/></text:p>
            <text:list text:style-name="L3">
              <text:list-item>
                <text:list>
                  <text:list-item>
                    <text:list>
                      <text:list-item>
                        <text:list>
                          <text:list-item>
                            <text:list>
                              <text:list-item>
                                <text:list>
                                  <text:list-header>
                                    <text:p text:style-name="P18"><text:span text:style-name="T24"/></text:p>
                                    <text:p text:style-name="P18"><text:span text:style-name="T24"/></text:p>
                                  </text:list-header>
                                </text:list>
                              </text:list-item>
                            </text:list>
                          </text:list-item>
                        </text:list>
                      </text:list-item>
                    </text:list>
                  </text:list-item>
                </text:list>
              </text:list-item>
            </text:list>
          </draw:text-box>
        </draw:frame>
        <draw:custom-shape draw:style-name="gr14" draw:text-style-name="P21" draw:layer="layout" svg:width="13.448cm" svg:height="13.244cm" svg:x="11.753cm" svg:y="5.183cm">
          <text:p/>
          <draw:enhanced-geometry svg:viewBox="0 0 21600 21600" draw:type="rectangle" draw:enhanced-path="M 0 0 L 21600 0 21600 21600 0 21600 0 0 Z N"/>
        </draw:custom-shape>
        <draw:custom-shape draw:style-name="gr15" draw:text-style-name="P21" draw:layer="layout" svg:width="10.882cm" svg:height="12.597cm" svg:x="0.2cm" svg:y="5.183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999cm" presentation:class="outline" presentation:user-transformed="true">
          <draw:text-box>
            <text:p text:style-name="P7"><text:span text:style-name="T7">Return the double of a set of numbers using lambdas and map()</text:span></text:p>
            <text:p text:style-name="P7"><text:span text:style-name="T7"/></text:p>
            <text:p text:style-name="P7"><text:span text:style-name="T12">Code:</text:span></text:p>
            <text:p text:style-name="P7"><text:span text:style-name="T23"/></text:p>
            <text:p text:style-name="P7"><text:span text:style-name="T23">&gt;&gt;&gt; list(map(lambda n: 2 * n, [1, 2, 3, 4, 5]))</text:span></text:p>
            <text:p text:style-name="P7"><text:span text:style-name="T23"/></text:p>
            <text:p text:style-name="P7"><text:span text:style-name="T12">Result:</text:span></text:p>
            <text:p text:style-name="P7"><text:span text:style-name="T23"/></text:p>
            <text:p text:style-name="P7"><text:span text:style-name="T23">[2, 4, 6, 8, 10]</text:span></text:p>
            <text:p text:style-name="P7"><text:span text:style-name="T7"/></text:p>
            <text:p text:style-name="P7"><text:span text:style-name="T12"/></text:p>
            <text:list text:style-name="L3">
              <text:list-item>
                <text:list>
                  <text:list-item>
                    <text:list>
                      <text:list-item>
                        <text:list>
                          <text:list-item>
                            <text:list>
                              <text:list-item>
                                <text:list>
                                  <text:list-header>
                                    <text:p text:style-name="P18"><text:span text:style-name="T24"/></text:p>
                                    <text:p text:style-name="P18"><text:span text:style-name="T24"/></text:p>
                                  </text:list-header>
                                </text:list>
                              </text:list-item>
                            </text:list>
                          </text:list-item>
                        </text:list>
                      </text:list-item>
                    </text:list>
                  </text:list-item>
                </text:list>
              </text:list-item>
            </text:list>
          </draw:text-box>
        </draw:frame>
        <draw:custom-shape draw:name="Google Shape;142;p29" draw:style-name="gr4" draw:text-style-name="P10" draw:layer="layout" svg:width="21.035cm" svg:height="2.286cm" svg:x="0cm" svg:y="0.1cm">
          <text:p text:style-name="P9"><text:span text:style-name="T9">Example:How to use lambda in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7"><text:span text:style-name="T25">Code Explanation</text:span><text:span text:style-name="T26">:</text:span></text:p>
              <text:p text:style-name="P7"><text:span text:style-name="T26">1. Define a list called sequences, containing some numbers.</text:span></text:p>
              <text:p text:style-name="P7"><text:span text:style-name="T26">2. Declare a variable called filtered_result, to store the filtered values returned by the filter() function.</text:span></text:p>
              <text:p text:style-name="P7"><text:span text:style-name="T26">3. A lambda function which runs on each element of the list and returns true if it is greater than 4.</text:span></text:p>
              <text:p text:style-name="P16"><text:span text:style-name="T26">4. Print the result returned by the filter function.</text:span></text:p>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999cm" presentation:class="outline" presentation:user-transformed="true">
          <draw:text-box>
            <text:p text:style-name="P7"><text:span text:style-name="T23">#</text:span></text:p>
            <text:list text:style-name="L3">
              <text:list-item>
                <text:list>
                  <text:list-item>
                    <text:list>
                      <text:list-item>
                        <text:list>
                          <text:list-item>
                            <text:list>
                              <text:list-item>
                                <text:list>
                                  <text:list-header>
                                    <text:p text:style-name="P18"><text:span text:style-name="T24"/></text:p>
                                    <text:p text:style-name="P18"><text:span text:style-name="T24"/></text:p>
                                  </text:list-header>
                                </text:list>
                              </text:list-item>
                            </text:list>
                          </text:list-item>
                        </text:list>
                      </text:list-item>
                    </text:list>
                  </text:list-item>
                </text:list>
              </text:list-item>
            </text:list>
          </draw:text-box>
        </draw:frame>
        <draw:custom-shape draw:name="Google Shape;142;p29" draw:style-name="gr4" draw:text-style-name="P10" draw:layer="layout" svg:width="21.035cm" svg:height="2.286cm" svg:x="0cm" svg:y="0.1cm">
          <text:p text:style-name="P9"><text:span text:style-name="T9">Example:How reduce() 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3" draw:text-style-name="P8" draw:layer="layout" svg:width="25.4cm" svg:height="15.851cm" svg:x="0.1cm" svg:y="2.999cm" presentation:class="outline" presentation:user-transformed="true">
          <draw:text-box>
            <text:p text:style-name="P7"><text:span text:style-name="T7">S</text:span></text:p>
            <text:p text:style-name="P7"><text:span text:style-name="T7"/></text:p>
            <text:p text:style-name="P7"><text:span text:style-name="T12">Code:</text:span></text:p>
            <text:p text:style-name="P7"><text:span text:style-name="T23"/></text:p>
            <text:p text:style-name="P7"><text:span text:style-name="T23">s</text:span></text:p>
            <text:p text:style-name="P7"><text:span text:style-name="T23"/></text:p>
            <text:p text:style-name="P7"><text:span text:style-name="T12">Result:</text:span></text:p>
            <text:p text:style-name="P7"><text:span text:style-name="T12"/></text:p>
            <text:p text:style-name="P7"><text:span text:style-name="T7">[</text:span></text:p>
            <text:p text:style-name="P7"><text:span text:style-name="T12"/></text:p>
            <text:list text:style-name="L3">
              <text:list-item>
                <text:list>
                  <text:list-item>
                    <text:list>
                      <text:list-item>
                        <text:list>
                          <text:list-item>
                            <text:list>
                              <text:list-item>
                                <text:list>
                                  <text:list-header>
                                    <text:p text:style-name="P18"><text:span text:style-name="T24"/></text:p>
                                    <text:p text:style-name="P18"><text:span text:style-name="T24"/></text:p>
                                  </text:list-header>
                                </text:list>
                              </text:list-item>
                            </text:list>
                          </text:list-item>
                        </text:list>
                      </text:list-item>
                    </text:list>
                  </text:list-item>
                </text:list>
              </text:list-item>
            </text:list>
          </draw:text-box>
        </draw:frame>
        <draw:custom-shape draw:name="Google Shape;142;p29" draw:style-name="gr4" draw:text-style-name="P10" draw:layer="layout" svg:width="21.035cm" svg:height="2.286cm" svg:x="0cm" svg:y="0.1cm">
          <text:p text:style-name="P9"><text:span text:style-name="T9">Example:How to use lambda in redu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20" draw:layer="layout" svg:width="15.239cm" svg:height="11.429cm" svg:x="1.905cm" svg:y="12.065cm" presentation:class="notes" presentation:user-transformed="true">
            <draw:text-box>
              <text:p text:style-name="P7"><text:span text:style-name="T25">Code Explanation</text:span><text:span text:style-name="T26">:</text:span></text:p>
              <text:p text:style-name="P7"><text:span text:style-name="T26">1. Define a list called sequences, containing some numbers.</text:span></text:p>
              <text:p text:style-name="P7"><text:span text:style-name="T26">2. Declare a variable called filtered_result, to store the filtered values returned by the filter() function.</text:span></text:p>
              <text:p text:style-name="P7"><text:span text:style-name="T26">3. A lambda function which runs on each element of the list and returns true if it is greater than 4.</text:span></text:p>
              <text:p text:style-name="P16"><text:span text:style-name="T26">4. Print the result returned by the filter func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fo:min-height="0.712cm"/>
    </style:style>
    <style:style style:name="Mgr11"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2"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none"/>
      <style:text-properties fo:font-size="18pt" style:font-size-asian="18pt" style:font-size-complex="18pt"/>
    </style:style>
    <style:style style:name="MP16"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office:forms form:automatic-focus="false" form:apply-design-mode="false"/>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001cm" svg:y="17.944cm">
        <draw:image xlink:href="Pictures/10000000000001C6000000C2EA175D8AB31E38B8.jpg" xlink:type="simple" xlink:show="embed" xlink:actuate="onLoad">
          <text:p/>
        </draw:image>
      </draw:frame>
      <draw:frame draw:style-name="Mgr10" draw:text-style-name="MP15" draw:layer="backgroundobjects" svg:width="3.86cm" svg:height="0.962cm" svg:x="21.54cm" svg:y="17.506cm">
        <draw:text-box>
          <text:p><text:span text:style-name="MT3">S. Bertocco</text:span></text:p>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custom-shape presentation:style-name="Mpr4" draw:text-style-name="MP16"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7cm" svg:y="18.425cm">
        <text:p text:style-name="MP8"><text:span text:style-name="MT2"><text:page-number>&lt;number&gt;</text:page-number></text:span><text:span text:style-name="MT2">/</text:span><text:span text:style-name="MT2"><text:page-count>1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32DEC98E644FA4B0.jp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office:forms form:automatic-focus="false" form:apply-design-mode="false"/>
      <draw:custom-shape presentation:style-name="Mpr8"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lt;number&gt;</text:page-number></text:span><text:span text:style-name="MT2">/</text:span><text:span text:style-name="MT2"><text:page-count>1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81BF0BCB969135FA.jp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5-01T21:05:11.673493499</dc:date>
    <meta:editing-duration>P2DT10H2M12S</meta:editing-duration>
    <meta:editing-cycles>315</meta:editing-cycles>
    <meta:document-statistic meta:object-count="135"/>
  </office:meta>
</office:document-meta>
</file>